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none" fo:font-style="normal" style:text-underline-style="none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none" fo:font-style="normal" style:text-underline-style="none" fo:font-weight="normal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style:text-line-through-style="solid"/>
    </style:style>
    <style:style style:name="T2" style:family="text">
      <style:text-properties style:text-line-through-style="solid" style:text-underline-style="none"/>
    </style:style>
    <style:style style:name="T3" style:family="text">
      <style:text-properties style:text-line-through-style="solid" style:font-name="Times New Roman" style:text-underline-style="none"/>
    </style:style>
    <style:style style:name="T4" style:family="text">
      <style:text-properties style:text-line-through-style="none"/>
    </style:style>
    <style:style style:name="T5" style:family="text">
      <style:text-properties style:text-line-through-style="none" style:text-underline-style="solid" style:text-underline-width="auto" style:text-underline-color="font-color"/>
    </style:style>
    <style:style style:name="T6" style:family="text">
      <style:text-properties style:text-line-through-style="none" style:text-underline-style="none"/>
    </style:style>
    <style:style style:name="T7" style:family="text">
      <style:text-properties style:text-line-through-style="none" style:font-name="Times New Roman1" style:text-underline-style="solid" style:text-underline-width="auto" style:text-underline-color="font-color"/>
    </style:style>
    <style:style style:name="T8" style:family="text">
      <style:text-properties style:text-line-through-style="none" style:font-name="Times New Roman" style:text-underline-style="solid" style:text-underline-width="auto" style:text-underline-color="font-color"/>
    </style:style>
    <style:style style:name="T9" style:family="text">
      <style:text-properties style:text-line-through-style="none" style:font-name="Times New Roman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0FF9_8</text:p>
      <text:p text:style-name="P1">American Genizah Project: Partnership for Posterity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0, FF 9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December 1890</text:p>
      <text:p text:style-name="P2">Month<text:tab/><text:tab/><text:tab/><text:tab/><text:tab/><text:tab/>December</text:p>
      <text:p text:style-name="P2">Year<text:tab/><text:tab/><text:tab/><text:tab/><text:tab/><text:tab/>1890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Jewish funeral rites and ceremonies.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9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4">(Symbols: ?=uncertain; []=supplied information; /=end of line)</text:p>
      <text:p text:style-name="P4"/>
      <text:p text:style-name="P4">[Letterhead]</text:p>
      <text:p text:style-name="P4">S. MORAIS,/</text:p>
      <text:p text:style-name="P4">546 N. Fifth St./</text:p>
      <text:p text:style-name="P5">Philadelphia, Dec(/)90/</text:p>
      <text:p text:style-name="P4"/>
      <text:p text:style-name="P4">[Front Cover]</text:p>
      <text:p text:style-name="P6">On burials/</text:p>
      <text:p text:style-name="P6"/>
      <text:p text:style-name="P4">[Page 1]</text:p>
      <text:p text:style-name="P4">Brethren./</text:p>
      <text:p text:style-name="P4">The closing chapters of the book of Genesis, set a/ never tarnishing diadem on filial devotion. <text:s/>What is/ the vaunted iron crown of the ancient Longobardian dynasty, compared with the/ jewelled[sic!] one which Joseph the Hebrew wore? <text:s/>The/ cathedral of Mourza retained long as a relic that which/ was the pride of extinct<text:span text:style-name="T1">guished</text:span><text:span text:style-name="T4"> monarchies. <text:s/>The first vo-/-lume of our Scriptures, preserves imperishably that which/ is a glory to immortal Israel in all ages. <text:s/>The/ affection which Joseph </text:span><text:span text:style-name="T1">paid to his</text:span><text:span text:style-name="T4"> evinced toward his venerated father, after having/ at length joyfully met again, was surpassingly ten-/-der. <text:s/>Who will not admire the anxious consi-/-deration of the exemplary son, which made the seven-/-teen years of the patriarch's residence in a foreign/ land, flow gently; that </text:span><text:span text:style-name="T1">profound</text:span><text:span text:style-name="T4"> sublime self-denial which/ suppressed the knowledge of past events that might/ have marred the tranquillity[sic!] needed at senility?/ <text:s/>But as I read the directions of the dutiful child,/ by which he sought to offer his fond parent the/ last tribute of respect, I discover a peculiarity/</text:span></text:p>
      <text:p text:style-name="P7"><text:soft-page-break/></text:p>
      <text:p text:style-name="P7">[Page 2]</text:p>
      <text:p text:style-name="P4"><text:span text:style-name="T4">conflicting with ancestral usages, certainly new to/ that parent, and confessedly belonging to the heathen/ stranger. <text:s/>The singularity I notice is the order that/ the body of the venerable sire be embalmed, to </text:span><text:span text:style-name="T1">preserve</text:span><text:span text:style-name="T4"> guard/ it from decay. <text:s/>Not so had Abraham com-/-manded, when the wife for whom he yearned, and whose/ demise he lamented and wept for, was to be laid/ into the cave of Machelah; nor did Esau and Jacob/ ask that the mortal remains of Isaac should under-/-go that complicated process; while Rachel was/ given a grave on the way to Ephrath near Bethlehem,/ that she might not long be kept unburied./</text:span></text:p>
      <text:p text:style-name="P7">The whole range of Jewish history does not present/ a single instance in which our dead were subjected/ to the elaborate operation of embalming--as minutely/ described by Herodotus--save in that related in the/ last portion of Genesis; namely, in the case of Jacob/ and Joseph. <text:s/>Admitting that the distance through/ which the body of the former was to be conveyed,/ necessitated extraordinary care to prevent decomposi-/-tion and its deleterious consequences, still other/ contrivances might have been resorted to not to/</text:p>
      <text:p text:style-name="P7"/>
      <text:p text:style-name="P7">[Page 3]</text:p>
      <text:p text:style-name="P7">allow forty days to elapse--independent of the thirty/ observed by the Egyptians as a period of mourning--before/ starting for the place of interment. <text:s/>But Joseph,/ though an exceptional Hebrew, was human and therefore/ affected by his surroundings, just as we all gradually/--imperceptibly perhaps--adopt customs prevalent among/ our immediate neighbors. <text:s/>To rise above one's environ-/ment is hardly given to any man. <text:s/>Joseph may have/ involuntarily become identified with habits universal in/ Egypt, or he may have found himself incapable of/ setting aside in his own behalf a rule which all followed/ in the land where he was called to govern. <text:s/>To have acted/ antagonistically to it, might have seemed odd, possibly/ offensive. <text:s/>For the embalming of the deceased was/ a deep rooted institution in the country of the Pharaohs,/ connected with the popular belief that a bodily resurrect-/-ion depended absolutely upon it, and from Herodotus/ we learn that the higher had the dead ranked in society,/ the more costly and painstaking were the arrangements/</text:p>
      <text:p text:style-name="P7"/>
      <text:p text:style-name="P7">[Page 4]</text:p>
      <text:p text:style-name="P4"><text:span text:style-name="T4">which preceded their consignment to the sepulchre./ <text:s/>Now fellow Israelites. <text:s/>The simplifying of many/ customs of doubtful sanctity, specially respecting fu-/-nerals and burials, we owe to the Rabbis. <text:s/>They who/ wisely regarded the welfare of the living as of pri-/-mary importance--superior to all other considerations--; who understood well that the/ departed cannot be spiritually benefitted[sic!] by our large/ outlays, and that the great leveller[sic!]--death--equalizes/ us all under the ground [Hebrew]/ the Rabbis, I say, sensibly made rules which sagacity/ dictates. <text:s/>Would that we conformed therewith? <text:s/>But/ so </text:span><text:span text:style-name="T5">strong</text:span><text:span text:style-name="T6"> is our </text:span><text:span text:style-name="T5">weakness</text:span><text:span text:style-name="T6"> on the point of disposing of/ our dead, that in every age exuberant means and/ excessive care have been bestowed on those who left us/ for another world. <text:s/>Unfortunately, such morbid feel-/-ings proved, not infrequently, very hurtful to the/ wel-being[sic!] of the survivors. <text:s/>The extravagance had reached/ so unlimited a degree, that in order to check it, a/ prohibition was enacted against preparing the dead/ in any other manner than the plainest. <text:s/>All/ know that Rabbi Gamliel who stood preeminently a Chief of the Sanhedrin, and who descended from/</text:span></text:p>
      <text:p text:style-name="P8"/>
      <text:p text:style-name="P8">[Page 5]</text:p>
      <text:p text:style-name="P4"><text:span text:style-name="T6">the illustrious house of Hillel, at the initia-/-tory example, by requesting that a </text:span><text:span text:style-name="T2">single</text:span><text:span text:style-name="T6"> simple white/ robe should enshroud his body and that his inhuma-/-tion be unostentatious. <text:s/>The Sages of later </text:span><text:span text:style-name="T2">ages</text:span><text:span text:style-name="T6">/ centuries added force to that rule, and condemned as/ culpably wasteful the rich garments and all the/ expensive concomitants of funerals. <text:s/>But we/ Israelites do not heed the wholesome advice. <text:s/>We/ prefer copying practices attended with serious evils,/ because the fear of being looked upon as wanting in/ </text:span><text:soft-page-break/><text:span text:style-name="T6">affection to the dear ones, who have been summoned/ from earth, has a mighty hold on our minds, and/ incites some to make sacrifices entailing sufferings/ to those who are left behind. <text:s/>Rather contract/ obligations very difficult to meet, than let the deceased/ go to their resting place without a train of carriages,/ floral ornamentations, silver plates, silver mountings,/ and </text:span><text:span text:style-name="T2">an</text:span><text:span text:style-name="T6"> the anticipation of a marble monument./ <text:s/>In my love for humanity, I was pleased on various/ occasions to notice the absence of useless trappings,/ particularly so when the Jewish families I was called/ upon to console, required all they saved thereby, and/</text:span></text:p>
      <text:p text:style-name="P8"/>
      <text:p text:style-name="P8">[Page 6]</text:p>
      <text:p text:style-name="P4"><text:span text:style-name="T6">more too for their comfort. <text:s/>At the con-/-ference of Jewish ministers held at this season in/ Philadelphia two years ago, it was proposed that/ the Rabbis should recommend from their pulpits, and/ whenever the opportunity offered, the introduction of/ funeral services at Synagogues. <text:s/>The aim was twofold,/ to create a deeper impression touching our common mor-/-tality by the imposingness of the sacred plan, and,/ again, to put an end to the </text:span><text:span text:style-name="T5">cort</text:span><text:span text:style-name="T7">é</text:span><text:span text:style-name="T8">ge</text:span><text:span text:style-name="T9">, consisting of many/ carriages; for at the conclusion of the solemn ceremonies,/ the hearse and the accompanying officiating minister/ would proceed to the cemetery with only the immediate mourners, and,/ if needed, with the required quorum or </text:span><text:span text:style-name="T8">Min</text:span><text:span text:style-name="T7">á</text:span><text:span text:style-name="T8">n</text:span><text:span text:style-name="T9">. <text:s/>The/ motion was not acted upon, and really circumstanced as/ we are--some intentionally withholding any connection/ with a congregation, others preferring spots which have/ lost every claim to the title of houses of Jewish prayers,/ the idea advanced, however good in theory, is scarcely/ feasible in practice. <text:s/>But the Board of healths of/ Pennsylvania has just issued a circular bearing, in/ a measure, upon the subject, and that document is/ entitled to careful attention. <text:s/>It is directed/ </text:span></text:p>
      <text:p text:style-name="P10"/>
      <text:p text:style-name="P10">[Page 7]</text:p>
      <text:p text:style-name="P10">to the clergy of all creeds and denominations urging/ them to exert their influence healthfully with families;/ reflecting on the wrong done to the living by exposing/ the dead to public gaze, and allowing throngs to/ fill beyond its capacity a hall or a parlor, inhaling/ an air tainted perhaps with disease breeding poison./ <text:s/>That circular is supported by the testimony of noted/ physicians who declare that the gathering of many/ persons, where a sickness of a contagious or semi conta-/-gious nature had caused death, proved fatal to friends/ who sought to do the departed honor by their presence./ <text:s/></text:p>
      <text:p text:style-name="P10"><text:tab/>I may perchance be reminded of a Talmudical in-/-junction, according to which it would seem imperative/ on us, at all hazards, to be found where the deceased are/ about to be carried to their final home, and where/ mourners sit, but, if I understand the drift of Rab-/-binical teaching correctly, I see no necessity for/ overcrowding a funeral house, with the view of/ fulfilling that pious ordinance. <text:s/>By [Hebrew]/ was meant what our predecessors were wont to do, namely,/ suspend usual pursuits when a funeral passed by; walk/ a certain distance, as a token of reverence to the disembodied/</text:p>
      <text:p text:style-name="P10"/>
      <text:p text:style-name="P10">[Page 8]</text:p>
      <text:p text:style-name="P4"><text:span text:style-name="T9">spirit, and, where </text:span><text:span text:style-name="T3">a</text:span><text:span text:style-name="T9"> the practice prevailed of saluting/ the bereaved with the word [Hebrew] "May the Almighty/ comfort you" act accordingly in all sincerity. <text:s/>At all/ wants, the law of self-preservation has always been dwelt/ upon with the greatest emphasis by our ancient teachers,/ so much so that they have laid out this maxim [Hebrew]/ [Hebrew], signifying that when faced by dangers, we should/ not hesitate to leave aside--for the time being--the performance/ of religious rules. <text:s/>Hence throughout the Talmud are inter-/-spersed regulations to shield us from perils which the/ food we eat, the water we drink, the air we breathe,/ the clothes we put on, may expose us to. <text:s/>Maimo-/-nides, who combined with a far-reaching knowledge/ of Jewish Theology, a thorough acquaintance with me-/-dical science, has devoted a chapter of his ritual work--/ </text:span><text:span text:style-name="T8">Mishn</text:span><text:span text:style-name="T7">é</text:span><text:span text:style-name="T8"> Torah</text:span><text:span text:style-name="T9">, a </text:span><text:span text:style-name="T8">Yad Ha-Chazakah</text:span><text:span text:style-name="T9">, to the system we/ should follow, in order to keep a sound mind in a sound/ body to the utmost length of time allotted to us upon/ earth. <text:s/>Let us study to attain that end./ <text:s/>Better than swelling the number of visitors, where the/ deceased are unwisely laid out to cater to a depraved/ taste, or demurely making circuits all around/</text:span></text:p>
      <text:p text:style-name="P10"><text:soft-page-break/></text:p>
      <text:p text:style-name="P10">[Page 9]</text:p>
      <text:p text:style-name="P4"><text:span text:style-name="T9">after the conventionalities of secret orders; better it is/ to live and let live, to bring healing to the sick, and/ help to the hale to keep healthy by dint of timely/ relief. <text:s/>Best of all it is for those whom the/ Almighty has favored with riches to </text:span><text:span text:style-name="T3">U</text:span><text:span text:style-name="T9"> bestow thereof/ on whatever tends to prolong existence and make/ it pleasurable, aiding institution which encourage/ sobriety, foster virtue, inspire love for manual/ exercises, educate the mind, soften the feelings,/ refine and elevate the mortals. <text:s/>Oh! blessed/ they who thus sanctify the wealth they possess;/ thrice blessed they who, while enjoying abundance, make/ many partakers of human delights. <text:s/>No silver-/handle casket, no </text:span><text:span text:style-name="T3">st</text:span><text:span text:style-name="T9"> satin lining, no flowery arches/ or columns or pillars, nor even the eloquently pro-/-nounced oration will gladden their spirits, but the/ undying memory of their deeds of mercy will beatify/ their souls in the contemplation of the Lord, the/ Parent of mercy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8-23T14:52:50.38</meta:creation-date>
    <dc:date>2012-08-27T10:52:39.26</dc:date>
    <dc:creator>Penn Libraries</dc:creator>
    <meta:editing-duration>PT01H05M20S</meta:editing-duration>
    <meta:editing-cycles>3</meta:editing-cycles>
    <meta:generator>OpenOffice.org/3.2$Win32 OpenOffice.org_project/320m12$Build-9483</meta:generator>
    <meta:document-statistic meta:table-count="0" meta:image-count="0" meta:object-count="0" meta:page-count="5" meta:paragraph-count="87" meta:word-count="1832" meta:character-count="11642"/>
  </office:meta>
</office:document-meta>
</file>